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5ddf" officeooo:paragraph-rsid="000a5dd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a5ddf" officeooo:paragraph-rsid="000a5dd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0a5ddf" officeooo:paragraph-rsid="000a5ddf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5ddf" officeooo:paragraph-rsid="000a5dd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7a32" officeooo:paragraph-rsid="000a5ddf" style:font-size-asian="12.25pt" style:font-weight-asian="normal" style:font-size-complex="14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a7a32" style:font-weight-asian="normal" style:font-weight-complex="normal"/>
    </style:style>
    <style:style style:name="T3" style:family="text">
      <style:text-properties style:text-underline-style="none" fo:font-weight="normal" officeooo:rsid="000bfef6" style:font-weight-asian="normal" style:font-weight-complex="normal"/>
    </style:style>
    <style:style style:name="T4" style:family="text">
      <style:text-properties style:text-underline-style="none" fo:font-weight="normal" officeooo:rsid="000c9fa0" style:font-weight-asian="normal" style:font-weight-complex="normal"/>
    </style:style>
    <style:style style:name="T5" style:family="text">
      <style:text-properties style:text-underline-style="none" fo:font-weight="normal" officeooo:rsid="000f72d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s</text:p>
      <text:p text:style-name="P3"/>
      <text:p text:style-name="P4"/>
      <text:p text:style-name="P4">- connexion()</text:p>
      <text:p text:style-name="P4">- deconnexion()</text:p>
      <text:p text:style-name="P4"/>
      <text:p text:style-name="P4">- choisir_traqueur()</text:p>
      <text:p text:style-name="P4">- changer_traqueur()</text:p>
      <text:p text:style-name="P4">- ajouter_traqueur()</text:p>
      <text:p text:style-name="P4"/>
      <text:p text:style-name="P2"><text:span text:style-name="T1">- </text:span><text:span text:style-name="T2">activer_alarme()</text:span></text:p>
      <text:p text:style-name="P5">- desactiver_alarme()</text:p>
      <text:p text:style-name="P5">- activer_alerte()</text:p>
      <text:p text:style-name="P5">- desactiver_alerte()</text:p>
      <text:p text:style-name="P5">- activer_mode_eco()</text:p>
      <text:p text:style-name="P5">- desactiver_mode_eco()</text:p>
      <text:p text:style-name="P5">- definir_sensibilite()</text:p>
      <text:p text:style-name="P5"/>
      <text:p text:style-name="P2"><text:span text:style-name="T2">- </text:span><text:span text:style-name="T3">reception_alerte_</text:span><text:span text:style-name="T4">deplacement</text:span><text:span text:style-name="T3">()</text:span></text:p>
      <text:p text:style-name="P2"><text:span text:style-name="T3">- </text:span><text:span text:style-name="T4">rece</text:span><text:span text:style-name="T5">p</text:span><text:span text:style-name="T4">tion_alerte_batterie(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9:45:02.141043141</meta:creation-date>
    <meta:generator>LibreOffice/7.0.4.2$Linux_X86_64 LibreOffice_project/00$Build-2</meta:generator>
    <dc:date>2023-01-25T09:50:30.710837988</dc:date>
    <meta:editing-duration>PT4M58S</meta:editing-duration>
    <meta:editing-cycles>5</meta:editing-cycles>
    <meta:document-statistic meta:table-count="0" meta:image-count="0" meta:object-count="0" meta:page-count="1" meta:paragraph-count="15" meta:word-count="29" meta:character-count="302" meta:non-whitespace-character-count="288"/>
  </office:meta>
</office:document-meta>
</file>